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, sans-serif"/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1745c5"/>
    </style:style>
    <style:style style:name="P2" style:family="paragraph" style:parent-style-name="Text_20_body">
      <style:paragraph-properties fo:margin-left="0cm" fo:margin-right="0cm" fo:margin-top="0.42cm" fo:margin-bottom="0.21cm" style:contextual-spacing="false" fo:line-height="100%" fo:text-align="center" style:justify-single-word="false" fo:text-indent="0cm" style:auto-text-indent="false" fo:keep-with-next="always"/>
      <style:text-properties style:font-name="DejaVu Sans1" fo:font-size="28pt" fo:font-weight="bold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Standard"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6290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turitní otázka č.5</text:p>
      <text:p text:style-name="Horizontal_20_Line"><text:span text:style-name="Strong_20_Emphasis"><text:span text:style-name="T1"/></text:span></text:p>
      <text:p text:style-name="Subtitle">Basic Information</text:p>
      <text:list text:style-name="L1">
        <text:list-item>
          <text:p text:style-name="P3"><text:span text:style-name="Strong_20_Emphasis"><text:span text:style-name="T1">Location:</text:span></text:span><text:span text:style-name="T1"> Jílové is a small town situated in the northern part of the Czech Republic, between Děčín and Ústí nad Labem. </text:span></text:p>
        </text:list-item>
        <text:list-item>
          <text:p text:style-name="P3"><text:span text:style-name="Strong_20_Emphasis"><text:span text:style-name="T1">Population:</text:span></text:span><text:span text:style-name="T1"> Approximately </text:span><text:span text:style-name="T2">10</text:span><text:span text:style-name="T1">,000 people. </text:span></text:p>
        </text:list-item>
        <text:list-item>
          <text:p text:style-name="P4"><text:span text:style-name="Strong_20_Emphasis"><text:span text:style-name="T1">Type of settlement:</text:span></text:span><text:span text:style-name="T1"> A peaceful, historical town located on the edge of the Ore Mountains (Krušné hory), near the Czech-German border. </text:span></text:p>
        </text:list-item>
      </text:list>
      <text:p text:style-name="Subtitle">History</text:p>
      <text:list text:style-name="L2">
        <text:list-item>
          <text:p text:style-name="P5"><text:span text:style-name="Strong_20_Emphasis"><text:span text:style-name="T1">Mining history:</text:span></text:span><text:span text:style-name="T1"> Like many towns in the region, Jílové has a history rooted in mining, particularly for tin and other minerals. </text:span></text:p>
        </text:list-item>
        <text:list-item>
          <text:p text:style-name="P5"><text:span text:style-name="Strong_20_Emphasis"><text:span text:style-name="T1">Early development:</text:span></text:span><text:span text:style-name="T1"> The town grew around mining activities, but over time, it transitioned to other industries. </text:span></text:p>
        </text:list-item>
        <text:list-item>
          <text:p text:style-name="P6"><text:span text:style-name="Strong_20_Emphasis"><text:span text:style-name="T1">Modern era:</text:span></text:span><text:span text:style-name="T1"> Jílové was influenced by both WWII and the Communist era but retains its historical charm and traditions. </text:span></text:p>
        </text:list-item>
      </text:list>
      <text:p text:style-name="Subtitle">Landmarks &amp; Attractions</text:p>
      <text:list text:style-name="L3">
        <text:list-item>
          <text:p text:style-name="P7"><text:span text:style-name="Strong_20_Emphasis"><text:span text:style-name="T1">Local landmarks:</text:span></text:span><text:span text:style-name="T1"> The town has a quaint central square, featuring typical Czech architecture, and several historical buildings. </text:span></text:p>
        </text:list-item>
        <text:list-item>
          <text:p text:style-name="P7"><text:span text:style-name="Strong_20_Emphasis"><text:span text:style-name="T1">Jílové Castle:</text:span></text:span><text:span text:style-name="T1"> A small but historic castle that provides a great view of the surrounding landscape. </text:span></text:p>
        </text:list-item>
        <text:list-item>
          <text:p text:style-name="P7"><text:span text:style-name="Strong_20_Emphasis"><text:span text:style-name="T1">Nature &amp; Hiking:</text:span></text:span><text:span text:style-name="T1"> Jílové is surrounded by forests and hills, making it an excellent base for hiking, cycling, and exploring the beautiful countryside of the Ore Mountains. </text:span></text:p>
        </text:list-item>
        <text:list-item>
          <text:p text:style-name="P8"><text:span text:style-name="Strong_20_Emphasis"><text:span text:style-name="T1">Southeast Bohemian Valley:</text:span></text:span><text:span text:style-name="T1"> Known for its scenic beauty, it is a popular spot for tourists seeking tranquility and nature. </text:span></text:p>
        </text:list-item>
      </text:list>
      <text:p text:style-name="Subtitle">Culture &amp; Community</text:p>
      <text:list text:style-name="L4">
        <text:list-item>
          <text:p text:style-name="P9"><text:span text:style-name="Strong_20_Emphasis"><text:span text:style-name="T1">Cultural life:</text:span></text:span><text:span text:style-name="T1"> Jílové has a small but active cultural scene with local events, including folk festivals, concerts, and community gatherings. </text:span></text:p>
        </text:list-item>
        <text:list-item>
          <text:p text:style-name="P9"><text:span text:style-name="Strong_20_Emphasis"><text:span text:style-name="T1">Local spirit:</text:span></text:span><text:span text:style-name="T1"> The town’s residents are friendly and welcoming, creating a strong sense of community. </text:span></text:p>
        </text:list-item>
        <text:list-item>
          <text:p text:style-name="P10"><text:span text:style-name="Strong_20_Emphasis"><text:span text:style-name="T1">Sports:</text:span></text:span><text:span text:style-name="T1"> Football (soccer) is one of the most popular sports in the town, with local teams and sports clubs. </text:span></text:p>
        </text:list-item>
      </text:list>
      <text:p text:style-name="Subtitle"><text:soft-page-break/>Economy &amp; Infrastructure</text:p>
      <text:list text:style-name="L5">
        <text:list-item>
          <text:p text:style-name="P11"><text:span text:style-name="Strong_20_Emphasis"><text:span text:style-name="T1">Local economy:</text:span></text:span><text:span text:style-name="T1"> Jílové’s economy is based on small businesses, agriculture, and services. The town also benefits from being located near Děčín and Ústí nad Labem, providing access to more industrial and commercial opportunities. </text:span></text:p>
        </text:list-item>
        <text:list-item>
          <text:p text:style-name="P12"><text:span text:style-name="Strong_20_Emphasis"><text:span text:style-name="T1">Transportation:</text:span></text:span><text:span text:style-name="T1"> The town is well-connected by public transport, with bus services to nearby cities, including Ústí nad Labem and Děčín. It is also located near key roads leading to Germany, facilitating cross-border travel. </text:span></text:p>
        </text:list-item>
      </text:list>
      <text:p text:style-name="Subtitle">Education &amp; Facilities</text:p>
      <text:list text:style-name="L6">
        <text:list-item>
          <text:p text:style-name="P13"><text:span text:style-name="Strong_20_Emphasis"><text:span text:style-name="T1">Schools:</text:span></text:span><text:span text:style-name="T1"> Jílové has primary schools and is connected to secondary education options in Děčín or Ústí nad Labem. </text:span></text:p>
        </text:list-item>
        <text:list-item>
          <text:p text:style-name="P14"><text:span text:style-name="Strong_20_Emphasis"><text:span text:style-name="T1">Public services:</text:span></text:span><text:span text:style-name="T1"> The town offers healthcare facilities, a library, and a cultural center that organizes various local events. </text:span></text:p>
        </text:list-item>
      </text:list>
      <text:p text:style-name="Subtitle">Interesting Facts</text:p>
      <text:list text:style-name="L7">
        <text:list-item>
          <text:p text:style-name="P15"><text:span text:style-name="Strong_20_Emphasis"><text:span text:style-name="T1">Proximity to nature reserves:</text:span></text:span><text:span text:style-name="T1"> Jílové is located close to the Bohemian Switzerland National Park (České Švýcarsko), one of the most scenic and visited areas in the Czech Republic. </text:span></text:p>
        </text:list-item>
        <text:list-item>
          <text:p text:style-name="P15"><text:span text:style-name="Strong_20_Emphasis"><text:span text:style-name="T1">Scenic views:</text:span></text:span><text:span text:style-name="T1"> The town’s location in the Ore Mountains provides breathtaking views of valleys, forests, and rock formations. </text:span></text:p>
        </text:list-item>
        <text:list-item>
          <text:p text:style-name="P16"><text:span text:style-name="Strong_20_Emphasis"><text:span text:style-name="T1">Historical significance:</text:span></text:span><text:span text:style-name="T1"> Jílové’s history as a mining town is still visible in the town's architecture and museums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, sans-serif"/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20:08:10.104044000</meta:creation-date>
    <dc:date>2025-03-20T11:23:57.743000000</dc:date>
    <meta:editing-duration>PT13M57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28" meta:word-count="440" meta:character-count="2799" meta:non-whitespace-character-count="2388"/>
  </office:meta>
</office:document-meta>
</file>